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.copy( File from , File t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pository.save( Request request , String param ,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.save( Part part ,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.copy( InputStream from , OutputStream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.remov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.revertFrom( String dir ,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.copy( String from ,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.getID( String di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.getVersions( String di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.getOutputStream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.fomSave( FOM_Cocoon cocoon , String 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.save( Request request , String dir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pository.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.getVersionID( String di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.remov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.getVersio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.getDir( String di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